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officeooo:rsid="000ca0fa" officeooo:paragraph-rsid="000ca0fa"/>
    </style:style>
    <style:style style:name="P2" style:family="paragraph" style:parent-style-name="Standard">
      <style:text-properties officeooo:rsid="000ca0fa" officeooo:paragraph-rsid="000ca0fa"/>
    </style:style>
    <style:style style:name="T1" style:family="text">
      <style:text-properties style:font-name="sans-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bre a disciplina GRA1026 – Técnicas de Switching</text:p>
      <text:p text:style-name="P2"/>
      <text:p text:style-name="P1"><text:span text:style-name="T1">Olá estudante,<text:line-break/><text:line-break/>Seja bem-vindo (a) nossa disciplina!</text:span></text:p>
      <text:p text:style-name="Text_20_body"><text:line-break/>A disciplina aborda as técnicas relativas à classificação, implementação e manuseio dos principais ativos de redes de<text:line-break/>computadores, sejam eles focados em redes locais e ou em redes de longa distância</text:p>
      <text:p text:style-name="P2"><text:bookmark text:name="page3R_mcid6"/><text:bookmark text:name="page3R_mcid5"/><text:bookmark text:name="page3R_mcid4"/><text:bookmark text:name="page3R_mcid3"/><text:bookmark text:name="page3R_mcid2"/><text:bookmark text:name="page3R_mcid1"/><text:bookmark text:name="page3R_mcid0"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0:25:12.625071353</meta:creation-date>
    <dc:date>2022-08-10T20:26:28.073779866</dc:date>
    <meta:editing-duration>PT1M15S</meta:editing-duration>
    <meta:editing-cycles>1</meta:editing-cycles>
    <meta:document-statistic meta:table-count="0" meta:image-count="0" meta:object-count="0" meta:page-count="1" meta:paragraph-count="3" meta:word-count="45" meta:character-count="302" meta:non-whitespace-character-count="257"/>
    <meta:generator>LibreOffice/7.3.4.2$Linux_X86_64 LibreOffice_project/30$Build-2</meta:generator>
  </office:meta>
</office:document-meta>
</file>